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paragraph-properties fo:text-align="justify" style:justify-single-word="false"/>
      <style:text-properties officeooo:rsid="00122b2a" officeooo:paragraph-rsid="00122b2a"/>
    </style:style>
    <style:style style:name="P2" style:family="paragraph" style:parent-style-name="Standard">
      <style:paragraph-properties fo:text-align="justify" style:justify-single-word="false"/>
      <style:text-properties officeooo:rsid="0013c2ce" officeooo:paragraph-rsid="0013c2ce"/>
    </style:style>
    <style:style style:name="P3" style:family="paragraph" style:parent-style-name="Standard">
      <style:paragraph-properties fo:text-align="justify" style:justify-single-word="false"/>
      <style:text-properties officeooo:rsid="0013c2ce" officeooo:paragraph-rsid="00194899"/>
    </style:style>
    <style:style style:name="P4" style:family="paragraph" style:parent-style-name="Standard">
      <style:paragraph-properties fo:text-align="justify" style:justify-single-word="false"/>
      <style:text-properties officeooo:paragraph-rsid="0015726b"/>
    </style:style>
    <style:style style:name="P5" style:family="paragraph" style:parent-style-name="Standard">
      <style:paragraph-properties fo:text-align="justify" style:justify-single-word="false"/>
      <style:text-properties officeooo:rsid="0017589c" officeooo:paragraph-rsid="0017589c"/>
    </style:style>
    <style:style style:name="P6" style:family="paragraph" style:parent-style-name="Standard">
      <style:paragraph-properties fo:text-align="justify" style:justify-single-word="false"/>
      <style:text-properties officeooo:rsid="00194899" officeooo:paragraph-rsid="00194899"/>
    </style:style>
    <style:style style:name="P7" style:family="paragraph" style:parent-style-name="Standard">
      <style:paragraph-properties fo:text-align="justify" style:justify-single-word="false"/>
      <style:text-properties officeooo:rsid="001b1b61" officeooo:paragraph-rsid="001b1b61"/>
    </style:style>
    <style:style style:name="P8" style:family="paragraph" style:parent-style-name="Standard">
      <style:paragraph-properties fo:text-align="justify" style:justify-single-word="false"/>
      <style:text-properties officeooo:rsid="001c9536" officeooo:paragraph-rsid="001c9536"/>
    </style:style>
    <style:style style:name="P9" style:family="paragraph" style:parent-style-name="Standard">
      <style:paragraph-properties fo:text-align="justify" style:justify-single-word="false"/>
      <style:text-properties officeooo:rsid="001c9536" officeooo:paragraph-rsid="00204243"/>
    </style:style>
    <style:style style:name="P10" style:family="paragraph" style:parent-style-name="Standard">
      <style:paragraph-properties fo:text-align="justify" style:justify-single-word="false"/>
      <style:text-properties officeooo:rsid="001e0621" officeooo:paragraph-rsid="001e0621"/>
    </style:style>
    <style:style style:name="P11" style:family="paragraph" style:parent-style-name="Standard">
      <style:paragraph-properties fo:text-align="justify" style:justify-single-word="false"/>
      <style:text-properties officeooo:rsid="001f65bb" officeooo:paragraph-rsid="001f65bb"/>
    </style:style>
    <style:style style:name="P12" style:family="paragraph" style:parent-style-name="Standard">
      <style:paragraph-properties fo:text-align="justify" style:justify-single-word="false"/>
      <style:text-properties officeooo:rsid="00204243" officeooo:paragraph-rsid="00204243"/>
    </style:style>
    <style:style style:name="T1" style:family="text">
      <style:text-properties officeooo:rsid="0013c2ce"/>
    </style:style>
    <style:style style:name="T2" style:family="text">
      <style:text-properties fo:font-variant="normal" fo:text-transform="none" fo:color="#202122" loext:opacity="100%" style:font-name="sans-serif" fo:font-size="10.5pt" fo:letter-spacing="normal" fo:font-style="normal" fo:font-weight="normal" officeooo:rsid="0015726b"/>
    </style:style>
    <style:style style:name="T3" style:family="text">
      <style:text-properties fo:font-variant="normal" fo:text-transform="none" fo:color="#202122" loext:opacity="100%" style:font-name="sans-serif" fo:font-size="10.5pt" fo:letter-spacing="normal" fo:font-style="normal" fo:font-weight="normal" officeooo:rsid="0013c2ce"/>
    </style:style>
    <style:style style:name="T4" style:family="text">
      <style:text-properties officeooo:rsid="0015726b"/>
    </style:style>
    <style:style style:name="T5" style:family="text">
      <style:text-properties officeooo:rsid="0017589c"/>
    </style:style>
    <style:style style:name="T6" style:family="text">
      <style:text-properties officeooo:rsid="00194899"/>
    </style:style>
    <style:style style:name="T7" style:family="text">
      <style:text-properties officeooo:rsid="001b1b61"/>
    </style:style>
    <style:style style:name="T8" style:family="text">
      <style:text-properties officeooo:rsid="001c9536"/>
    </style:style>
    <style:style style:name="T9" style:family="text">
      <style:text-properties officeooo:rsid="001e0621"/>
    </style:style>
    <style:style style:name="T10" style:family="text">
      <style:text-properties officeooo:rsid="00204243"/>
    </style:style>
    <style:style style:name="T11" style:family="text">
      <style:text-properties officeooo:rsid="002220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ère rencontre avec Maximilien Servajean et Elodie Cayuela en présence de tous les membres du groupe le 23/09/2022 à 14h</text:p>
      <text:p text:style-name="P1">Le contexte du sujet est de mettre en valeur de manière objective les relations entre les artistes français et anglais du XVIIIeme siècle. Cela nous permettra de comparer les relations et les influences de la production de chacun.</text:p>
      <text:p text:style-name="P1">Pour se faire, nous aurons une approche assez générale du sujet. Étant donné que cela sera du machine learning <text:span text:style-name="T1">notre sujet devra facilement se globaliser à une autre approche en ayant juste à entraîner le nouveau modèle donné.</text:span></text:p>
      <text:p text:style-name="P1"/>
      <text:p text:style-name="P6">Le but est de développé un site web permettant de récupérer les données (=télécharger un pdf du rendu par exemple), de visualiser les différents nuages de points créés, de charger les différents jeux de données et changer les différent<text:span text:style-name="T11">e</text:span>s variables de calculs.</text:p>
      <text:p text:style-name="P7">Pour se faire, il faudra entraîner <text:span text:style-name="T8">un modèle (de manière supervisé ou non (non supervisé est plus compliqué)). Pour chaque image, il la transformera en vecteur et une fois tous les vecteurs positionnés, on aura une réduction de dimension </text:span><text:span text:style-name="T11">utilisé de différentes manières</text:span><text:span text:style-name="T8">. Il faudra permettre le changement de variables.</text:span></text:p>
      <text:p text:style-name="P3"/>
      <text:p text:style-name="P2">Nous aurons besoin de travailler à l’aide d’un machine learning. Les modèles de types knn et les modèles linéaires ne sont pas adaptés lorsque nous avons de nombreuses dimensions. Le svm qui est un modèle linéaire qui sépare en plusieurs label.</text:p>
      <text:p text:style-name="P2"/>
      <text:p text:style-name="P4"><text:span text:style-name="T1">Création d’une fonction permettant de visualiser le résultat (en coloriant par exemple les données) et nous permet d’interpréter et de visualiser les résultats: <text:s/></text:span><text:span text:style-name="T3">φ</text:span><text:span text:style-name="T2">(ψ (x)) </text:span><text:span text:style-name="T1">: </text:span><text:span text:style-name="T4">fonction linéaire(fonction pas forcément linéaire qui est calculé</text:span><text:span text:style-name="T11">e</text:span><text:span text:style-name="T4"> automatiquement par les réseau</text:span><text:span text:style-name="T11">x</text:span><text:span text:style-name="T4"> de neurones)</text:span></text:p>
      <text:p text:style-name="P4"/>
      <text:p text:style-name="P4"><text:span text:style-name="T4">On aura à faire de l’ACP, UMAP (</text:span><text:span text:style-name="T5">hypothèse d’un objet géométrique invisible sur lequel les point</text:span><text:span text:style-name="T11">s</text:span><text:span text:style-name="T5"> sont sur cet objet et pourrait expliquer pourquoi ils sont sur cet objet), TSNE (distribution de probabilité qui cré</text:span><text:span text:style-name="T11">é</text:span><text:span text:style-name="T5"> une loi de probabilité de petite dimension à partir de la grande dimension)</text:span></text:p>
      <text:p text:style-name="P4"/>
      <text:p text:style-name="P5">Pour travailler sur du machine learning, il nous <text:span text:style-name="T10">est</text:span> proposé deux technologies : </text:p>
      <text:p text:style-name="P5">PyTorch : outil développé par Facebook, plus utilisé pour la recherche <text:span text:style-name="T6">académique</text:span>. <text:span text:style-name="T6">Outil utilisé par Maximilien Servajean. Plutôt tourné du côté mathématique</text:span></text:p>
      <text:p text:style-name="P5">TensorFlow <text:span text:style-name="T7">(Keras est une interface plus facile à utiliser que TensorFlow)</text:span> : <text:span text:style-name="T6">outil développé par Google. Utilisé plutôt par les entreprises (l’industrie). Outil utilisé par Jérôme Pasquet qui nous l’apprendra en cours. </text:span><text:span text:style-name="T11">Une approche plutôt</text:span><text:span text:style-name="T6"> informatique.</text:span></text:p>
      <text:p text:style-name="P5"/>
      <text:p text:style-name="P8">OBJECTIFS SOUTENANCE DE DÉCEMBRE : </text:p>
      <text:p text:style-name="P8">Faire l’état de l’art</text:p>
      <text:p text:style-name="P8">Créer 1 ou 2 modèles entraîné.s</text:p>
      <text:p text:style-name="P8">Avoir une première ébauche du site</text:p>
      <text:p text:style-name="P8"/>
      <text:p text:style-name="P8"/>
      <text:p text:style-name="P12">Infos bonus : </text:p>
      <text:p text:style-name="P10">Librairie python bokeh qui nous permet de visualiser des images sur un graphe.</text:p>
      <text:p text:style-name="P11">Validation=test sur lequel je peux modifier certains paramètres</text:p>
      <text:p text:style-name="P9">Lorsque nous auront besoin de faire du machine learning, il faudra demander à Maximilien Servajean l’accès au cluster GPU <text:span text:style-name="T9">de la fa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3T17:35:59.440000000</dc:date>
    <meta:editing-duration>PT10M44S</meta:editing-duration>
    <meta:editing-cycles>4</meta:editing-cycles>
    <meta:generator>LibreOffice/7.2.1.2$Windows_X86_64 LibreOffice_project/87b77fad49947c1441b67c559c339af8f3517e22</meta:generator>
    <meta:document-statistic meta:table-count="0" meta:image-count="0" meta:object-count="0" meta:page-count="1" meta:paragraph-count="19" meta:word-count="455" meta:character-count="2869" meta:non-whitespace-character-count="2429"/>
  </office:meta>
</office:document-meta>
</file>